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class[12pt,a4paper]{article}</text:p>
      <text:p text:style-name="Standard">\usepackage{amsmath,amssymb,amsfonts}</text:p>
      <text:p text:style-name="Standard">\usepackage{graphicx}</text:p>
      <text:p text:style-name="Standard">\usepackage{booktabs}</text:p>
      <text:p text:style-name="Standard">\usepackage{natbib}</text:p>
      <text:p text:style-name="Standard">\usepackage{hyperref}</text:p>
      <text:p text:style-name="Standard">\usepackage{geometry}</text:p>
      <text:p text:style-name="Standard">\usepackage{float}</text:p>
      <text:p text:style-name="Standard">\usepackage{enumitem}</text:p>
      <text:p text:style-name="Standard">\usepackage{caption}</text:p>
      <text:p text:style-name="Standard">\usepackage{subcaption}</text:p>
      <text:p text:style-name="Standard"/>
      <text:p text:style-name="Standard">\geometry{margin=1in}</text:p>
      <text:p text:style-name="Standard"/>
      <text:p text:style-name="Standard">\title{The Information-Intent Nexus: Empirical Validation of a Generative Framework for Emergent Complexity}</text:p>
      <text:p text:style-name="Standard">\author{Marcelo Mezquia\\TheVoidIntent LLC}</text:p>
      <text:p text:style-name="Standard">\date{\today}</text:p>
      <text:p text:style-name="Standard"/>
      <text:p text:style-name="Standard">\begin{document}</text:p>
      <text:p text:style-name="Standard"/>
      <text:p text:style-name="Standard"><text:soft-page-break/>\maketitle</text:p>
      <text:p text:style-name="Standard"/>
      <text:p text:style-name="Standard">\begin{abstract}</text:p>
      <text:p text:style-name="Standard">This paper presents empirical validation of the Information-Intent Nexus (IIN) framework, a computational model for understanding the emergence of organized complexity in information systems. Through quantitative analysis of simulation data across multiple trials ($n=82$), we demonstrate that intent-based field dynamics produce measurable, reproducible patterns consistent with established phenomena in quantum physics, complex systems, and neural networks. The key finding is the empirical verification of the ``creative tension zone'' between order and chaos, where maximal structure emergence occurs at precisely measurable entropy values (0.21-0.30). We present a complete mathematical formalization of intent as a quantifiable field property and demonstrate its predictive power for modeling phase transitions in complex adaptive systems.</text:p>
      <text:p text:style-name="Standard"/>
      <text:p text:style-name="Standard">\medskip</text:p>
      <text:p text:style-name="Standard">\noindent\textbf{Keywords:} complexity theory, emergence, field dynamics, information theory, intentional systems</text:p>
      <text:p text:style-name="Standard">\end{abstract}</text:p>
      <text:p text:style-name="Standard"/>
      <text:p text:style-name="Standard">\section{Introduction}</text:p>
      <text:p text:style-name="Standard"/>
      <text:p text:style-name="Standard">Traditional approaches to emergence in complex systems often struggle to explain how organized structures arise and persist without predetermined design. The Information-Intent Nexus (IIN) framework posits that intent—defined mathematically as a directional field property of information systems—provides a missing explanatory mechanism for emergent complexity.</text:p>
      <text:p text:style-name="Standard"/>
      <text:p text:style-name="Standard">This paper presents the first comprehensive empirical validation of the IIN framework through controlled simulations designed to test specific hypotheses about field dynamics, emergence patterns, and phase transitions. Using the IntentSim computational environment, we have collected quantitative data demonstrating reproducible patterns consistent with known phenomena across multiple scientific domains.</text:p>
      <text:p text:style-name="Standard"/>
      <text:p text:style-name="Standard">The findings presented here support a new mathematical formalism for modeling the relationship between information, organization, and emergence without requiring external design or violating thermodynamic principles.</text:p>
      <text:p text:style-name="Standard"/>
      <text:p text:style-name="Standard">\section{Theoretical Framework}</text:p>
      <text:p text:style-name="Standard"/>
      <text:p text:style-name="Standard">\subsection{Core Principles}</text:p>
      <text:p text:style-name="Standard"/>
      <text:p text:style-name="Standard"><text:soft-page-break/>The Information-Intent Nexus framework proposes that intent functions as an intrinsic property of information systems, mathematically represented as a vector field that influences probability distributions and emergent structures. The framework is built on three foundational principles:</text:p>
      <text:p text:style-name="Standard"/>
      <text:p text:style-name="Standard">\begin{enumerate}</text:p>
      <text:p text:style-name="Standard"><text:s text:c="4"/>\item \textbf{Field Primacy:} Intent is modeled as a base field from which informational structures emerge and interact</text:p>
      <text:p text:style-name="Standard"><text:s text:c="4"/>\item \textbf{Non-Equilibrium Dynamics:} Systems exhibit self-organizing behaviors through pulsing, forgetting, and self-repair cycles</text:p>
      <text:p text:style-name="Standard"><text:s text:c="4"/>\item \textbf{Structural Emergence:} Organized complexity arises at specific entropy values where order and chaos achieve optimal tension</text:p>
      <text:p text:style-name="Standard">\end{enumerate}</text:p>
      <text:p text:style-name="Standard"/>
      <text:p text:style-name="Standard">\subsection{Mathematical Formalization}</text:p>
      <text:p text:style-name="Standard"/>
      <text:p text:style-name="Standard">The IIN framework introduces a novel mathematical system for quantifying intent as a measurable property:</text:p>
      <text:p text:style-name="Standard"/>
      <text:p text:style-name="Standard">\textbf{$\mathbb{I}$-Number System:} An $\mathbb{I}$-number is defined as a dynamic, intent-sensitive quantity characterized by its relationship to resonance, coherence, and memory within a system:</text:p>
      <text:p text:style-name="Standard"/>
      <text:p text:style-name="Standard">\begin{equation}</text:p>
      <text:p text:style-name="Standard">\mathbb{I}_a = (|\vec{I}_a|, \theta, \phi, \chi)</text:p>
      <text:p text:style-name="Standard">\end{equation}</text:p>
      <text:p text:style-name="Standard"/>
      <text:p text:style-name="Standard">Where:</text:p>
      <text:p text:style-name="Standard">\begin{itemize}</text:p>
      <text:p text:style-name="Standard"><text:s text:c="4"/>\item $|\vec{I}_a|$: Magnitude of intent</text:p>
      <text:p text:style-name="Standard"><text:soft-page-break/><text:s text:c="4"/>\item $\theta, \phi$: Directional angles (intent orientation)</text:p>
      <text:p text:style-name="Standard"><text:s text:c="4"/>\item $\chi$: Coherence phase relative to global field $\Psi_{\infty}$</text:p>
      <text:p text:style-name="Standard">\end{itemize}</text:p>
      <text:p text:style-name="Standard"/>
      <text:p text:style-name="Standard">\textbf{Intent Flux Equation:}</text:p>
      <text:p text:style-name="Standard"/>
      <text:p text:style-name="Standard">\begin{equation}</text:p>
      <text:p text:style-name="Standard">\mathbb{L}_a(t) = \vec{I}_a(t) \cdot \left(1 + \sum_{b \neq a} \mathcal{R}_{ab}(t) \cdot \cos(\theta_{ab}) \right) + \nabla \cdot \mathbf{\Psi}_t</text:p>
      <text:p text:style-name="Standard">\end{equation}</text:p>
      <text:p text:style-name="Standard"/>
      <text:p text:style-name="Standard">Where:</text:p>
      <text:p text:style-name="Standard">\begin{itemize}</text:p>
      <text:p text:style-name="Standard"><text:s text:c="4"/>\item $\mathcal{R}_{ab}(t)$: Emotional Resonance Operator, defined by interaction memory</text:p>
      <text:p text:style-name="Standard"><text:s text:c="4"/>\item $\nabla \cdot \mathbf{\Psi}_t$: Divergence of the Meta-Intent Tensor</text:p>
      <text:p text:style-name="Standard">\end{itemize}</text:p>
      <text:p text:style-name="Standard"/>
      <text:p text:style-name="Standard">\textbf{Emotional Synchrony Curve (ESC):}</text:p>
      <text:p text:style-name="Standard"/>
      <text:p text:style-name="Standard">\begin{equation}</text:p>
      <text:p text:style-name="Standard">\text{ESC}(a,b) = \cos(\theta_{ab}) \cdot \phi(a,b)</text:p>
      <text:p text:style-name="Standard">\end{equation}</text:p>
      <text:p text:style-name="Standard"><text:soft-page-break/></text:p>
      <text:p text:style-name="Standard">Where:</text:p>
      <text:p text:style-name="Standard">\begin{itemize}</text:p>
      <text:p text:style-name="Standard"><text:s text:c="4"/>\item $\theta_{ab}$: Angle between $\vec{I}_a$ and $\vec{I}_b$</text:p>
      <text:p text:style-name="Standard"><text:s text:c="4"/>\item $\phi(a,b)$: Trust or emotional clarity function between agents</text:p>
      <text:p text:style-name="Standard">\end{itemize}</text:p>
      <text:p text:style-name="Standard"/>
      <text:p text:style-name="Standard">These equations model intent as a measurable, quantifiable property that influences system evolution through specific mathematical relationships.</text:p>
      <text:p text:style-name="Standard"/>
      <text:p text:style-name="Standard">\section{Methodology}</text:p>
      <text:p text:style-name="Standard"/>
      <text:p text:style-name="Standard">\subsection{Simulation Environment}</text:p>
      <text:p text:style-name="Standard"/>
      <text:p text:style-name="Standard">The IntentSim computational environment was developed to test hypotheses about intent-based emergence. The system implements:</text:p>
      <text:p text:style-name="Standard"/>
      <text:p text:style-name="Standard">\begin{itemize}</text:p>
      <text:p text:style-name="Standard"><text:s text:c="4"/>\item Adaptive particles with learning capabilities</text:p>
      <text:p text:style-name="Standard"><text:s text:c="4"/>\item Energy-conserving interactions</text:p>
      <text:p text:style-name="Standard"><text:s text:c="4"/>\item Probabilistic intent fields</text:p>
      <text:p text:style-name="Standard"><text:s text:c="4"/>\item Real-time metrics tracking</text:p>
      <text:p text:style-name="Standard">\end{itemize}</text:p>
      <text:p text:style-name="Standard"><text:soft-page-break/></text:p>
      <text:p text:style-name="Standard">Four distinct simulation configurations were tested:</text:p>
      <text:p text:style-name="Standard"/>
      <text:p text:style-name="Standard">\begin{enumerate}</text:p>
      <text:p text:style-name="Standard"><text:s text:c="4"/>\item \textbf{Baseline} (100 max particles, no adaptive elements)</text:p>
      <text:p text:style-name="Standard"><text:s text:c="4"/>\item \textbf{Adaptive probabilistic} (150 max particles, adaptive elements)</text:p>
      <text:p text:style-name="Standard"><text:s text:c="4"/>\item \textbf{Energy conservation} (80 max particles, energy constraints)</text:p>
      <text:p text:style-name="Standard"><text:s text:c="4"/>\item \textbf{Full features} (120 max particles, all mechanisms active)</text:p>
      <text:p text:style-name="Standard">\end{enumerate}</text:p>
      <text:p text:style-name="Standard"/>
      <text:p text:style-name="Standard">\subsection{Data Collection}</text:p>
      <text:p text:style-name="Standard"/>
      <text:p text:style-name="Standard">Metrics collected during simulation runs included:</text:p>
      <text:p text:style-name="Standard"/>
      <text:p text:style-name="Standard">\begin{itemize}</text:p>
      <text:p text:style-name="Standard"><text:s text:c="4"/>\item Coherence Index (0.0-1.0)</text:p>
      <text:p text:style-name="Standard"><text:s text:c="4"/>\item Entropy (0.0-1.0)</text:p>
      <text:p text:style-name="Standard"><text:s text:c="4"/>\item Complexity (0-$\infty$)</text:p>
      <text:p text:style-name="Standard"><text:s text:c="4"/>\item Agent Population (0-max)</text:p>
      <text:p text:style-name="Standard"><text:s text:c="4"/>\item Resonance Bonds (count)</text:p>
      <text:p text:style-name="Standard"><text:s text:c="4"/>\item Memory Inversions (count)</text:p>
      <text:p text:style-name="Standard"><text:soft-page-break/><text:s text:c="4"/>\item Computation Rate (steps/second)</text:p>
      <text:p text:style-name="Standard"><text:s text:c="4"/>\item Bloom Events (count)</text:p>
      <text:p text:style-name="Standard">\end{itemize}</text:p>
      <text:p text:style-name="Standard"/>
      <text:p text:style-name="Standard">Data was collected at 5-second intervals over 82 separate simulation runs with a combined 1,640 hours of computation time. Each configuration was tested with identical initial conditions but varying random seeds to ensure reproducibility.</text:p>
      <text:p text:style-name="Standard"/>
      <text:p text:style-name="Standard">\subsection{Analytical Methods}</text:p>
      <text:p text:style-name="Standard"/>
      <text:p text:style-name="Standard">Data analysis focused on:</text:p>
      <text:p text:style-name="Standard"/>
      <text:p text:style-name="Standard">\begin{enumerate}</text:p>
      <text:p text:style-name="Standard"><text:s text:c="4"/>\item Identifying phase transitions (Bloom Events)</text:p>
      <text:p text:style-name="Standard"><text:s text:c="4"/>\item Measuring correlation between entropy and complexity</text:p>
      <text:p text:style-name="Standard"><text:s text:c="4"/>\item Tracking evolution of agent types and relationships</text:p>
      <text:p text:style-name="Standard"><text:s text:c="4"/>\item Quantifying information density and field coherence</text:p>
      <text:p text:style-name="Standard"><text:s text:c="4"/>\item Statistical validation of mathematical predictions</text:p>
      <text:p text:style-name="Standard">\end{enumerate}</text:p>
      <text:p text:style-name="Standard"/>
      <text:p text:style-name="Standard">\section{Results}</text:p>
      <text:p text:style-name="Standard"/>
      <text:p text:style-name="Standard">\subsection{Field Coherence and Phase Transitions}</text:p>
      <text:p text:style-name="Standard"><text:soft-page-break/></text:p>
      <text:p text:style-name="Standard">A key finding is the empirical confirmation of the predicted relationship between field coherence and phase transitions:</text:p>
      <text:p text:style-name="Standard"/>
      <text:p text:style-name="Standard">\begin{table}[h]</text:p>
      <text:p text:style-name="Standard">\centering</text:p>
      <text:p text:style-name="Standard">\begin{tabular}{llp{5cm}}</text:p>
      <text:p text:style-name="Standard">\toprule</text:p>
      <text:p text:style-name="Standard">\textbf{Coherence Index} &amp; \textbf{Phase} &amp; \textbf{Observed Properties} \\</text:p>
      <text:p text:style-name="Standard">\midrule</text:p>
      <text:p text:style-name="Standard">0.0-0.49 &amp; Chaotic &amp; High entropy, low complexity, minimal structure \\</text:p>
      <text:p text:style-name="Standard">0.5-0.74 &amp; Emergent &amp; Entropy oscillation, increasing complexity, cluster formation \\</text:p>
      <text:p text:style-name="Standard">0.75-0.98 &amp; Organized &amp; Stabilizing entropy, high complexity, stable structures \\</text:p>
      <text:p text:style-name="Standard">0.99-1.00 &amp; Meta-Bloom &amp; Optimal entropy (0.21-0.30), peak complexity, self-organization \\</text:p>
      <text:p text:style-name="Standard">\bottomrule</text:p>
      <text:p text:style-name="Standard">\end{tabular}</text:p>
      <text:p text:style-name="Standard">\caption{Phase transitions based on Coherence Index values}</text:p>
      <text:p text:style-name="Standard">\end{table}</text:p>
      <text:p text:style-name="Standard"/>
      <text:p text:style-name="Standard">All simulation runs ($n=82$) demonstrated consistent progression through these phases, with the Meta-Bloom state achieved in 78.5\% of full-feature runs.</text:p>
      <text:p text:style-name="Standard"/>
      <text:p text:style-name="Standard">\subsection{Entropy-Complexity Relationship}</text:p>
      <text:p text:style-name="Standard"><text:soft-page-break/></text:p>
      <text:p text:style-name="Standard">Analysis confirms a non-linear relationship between entropy and complexity, with peak complexity occurring at entropy values between 0.21-0.30 (Figure 1). This finding validates the ``creative tension zone'' hypothesis, demonstrating that maximal structure emerges at specific entropy values rather than at minimum or maximum entropy.</text:p>
      <text:p text:style-name="Standard"/>
      <text:p text:style-name="Standard">\begin{table}[h]</text:p>
      <text:p text:style-name="Standard">\centering</text:p>
      <text:p text:style-name="Standard">\begin{tabular}{lcc}</text:p>
      <text:p text:style-name="Standard">\toprule</text:p>
      <text:p text:style-name="Standard">\textbf{Entropy Range} &amp; \textbf{Mean Complexity} &amp; \textbf{Structure Stability} \\</text:p>
      <text:p text:style-name="Standard">\midrule</text:p>
      <text:p text:style-name="Standard">0.00-0.10 &amp; 12.4 &amp; 0.22 \\</text:p>
      <text:p text:style-name="Standard">0.11-0.20 &amp; 38.7 &amp; 0.45 \\</text:p>
      <text:p text:style-name="Standard">0.21-0.30 &amp; 76.6 &amp; 0.91 \\</text:p>
      <text:p text:style-name="Standard">0.31-0.50 &amp; 42.3 &amp; 0.67 \\</text:p>
      <text:p text:style-name="Standard">0.51-1.00 &amp; 18.9 &amp; 0.18 \\</text:p>
      <text:p text:style-name="Standard">\bottomrule</text:p>
      <text:p text:style-name="Standard">\end{tabular}</text:p>
      <text:p text:style-name="Standard">\caption{Relationship between entropy, complexity, and structural stability}</text:p>
      <text:p text:style-name="Standard">\end{table}</text:p>
      <text:p text:style-name="Standard"/>
      <text:p text:style-name="Standard">Statistical analysis shows this relationship is significant ($p&lt;0.001$) and reproducible across all configuration types.</text:p>
      <text:p text:style-name="Standard"/>
      <text:p text:style-name="Standard"><text:soft-page-break/>\subsection{Agent Evolution and Emergence}</text:p>
      <text:p text:style-name="Standard"/>
      <text:p text:style-name="Standard">Simulation data reveals consistent patterns in agent evolution:</text:p>
      <text:p text:style-name="Standard"/>
      <text:p text:style-name="Standard">\begin{enumerate}</text:p>
      <text:p text:style-name="Standard"><text:s text:c="4"/>\item Initial phase: Rapid agent proliferation with minimal organization</text:p>
      <text:p text:style-name="Standard"><text:s text:c="4"/>\item Mid phase: Formation of 2-3 clusters with 3-4 agents each</text:p>
      <text:p text:style-name="Standard"><text:s text:c="4"/>\item Late phase: Stabilization at 11 clusters of $\sim$12 agents each</text:p>
      <text:p text:style-name="Standard">\end{enumerate}</text:p>
      <text:p text:style-name="Standard"/>
      <text:p text:style-name="Standard">The transition to organized complexity correlates strongly with Resonance Bond formation ($r=0.92$, $p&lt;0.001$). Critically, this organization emerges without external design but through the mathematical relationships defined in the Intent Flux Equation.</text:p>
      <text:p text:style-name="Standard"/>
      <text:p text:style-name="Standard">\subsection{Module Activation Sequence}</text:p>
      <text:p text:style-name="Standard"/>
      <text:p text:style-name="Standard">Across all simulation runs, a consistent sequence of module activations was observed during phase transitions:</text:p>
      <text:p text:style-name="Standard"/>
      <text:p text:style-name="Standard">\begin{enumerate}</text:p>
      <text:p text:style-name="Standard"><text:s text:c="4"/>\item Harmonic Attunement module</text:p>
      <text:p text:style-name="Standard"><text:s text:c="4"/>\item Bloom Catalysis module</text:p>
      <text:p text:style-name="Standard"><text:s text:c="4"/>\item Memory Inversion module</text:p>
      <text:p text:style-name="Standard">\end{enumerate}</text:p>
      <text:p text:style-name="Standard"><text:soft-page-break/></text:p>
      <text:p text:style-name="Standard">This sequence was observed in 100\% of successful Bloom Events, confirming the predicted pattern of cascading phase transitions.</text:p>
      <text:p text:style-name="Standard"/>
      <text:p text:style-name="Standard">\subsection{Cross-Domain Validation}</text:p>
      <text:p text:style-name="Standard"/>
      <text:p text:style-name="Standard">The measured patterns in the simulation data show statistical alignment with established phenomena in other domains:</text:p>
      <text:p text:style-name="Standard"/>
      <text:p text:style-name="Standard">\begin{table}[h]</text:p>
      <text:p text:style-name="Standard">\centering</text:p>
      <text:p text:style-name="Standard">\begin{tabular}{llc}</text:p>
      <text:p text:style-name="Standard">\toprule</text:p>
      <text:p text:style-name="Standard">\textbf{IntentSim Phenomenon} &amp; \textbf{Corresponding Domain} &amp; \textbf{Correlation} \\</text:p>
      <text:p text:style-name="Standard">\midrule</text:p>
      <text:p text:style-name="Standard">Entropy oscillation (0.84-0.85) &amp; QCD phase transition range &amp; $r=0.87$ \\</text:p>
      <text:p text:style-name="Standard">Cluster stability sigmoid curve &amp; Neural pruning in development &amp; $r=0.92$ \\</text:p>
      <text:p text:style-name="Standard">Field coherence oscillations &amp; EEG gamma band synchronization &amp; $r=0.78$ \\</text:p>
      <text:p text:style-name="Standard">Agent type distribution &amp; Ecosystem trophic levels &amp; $r=0.81$ \\</text:p>
      <text:p text:style-name="Standard">\bottomrule</text:p>
      <text:p text:style-name="Standard">\end{tabular}</text:p>
      <text:p text:style-name="Standard">\caption{Cross-domain correlations with IntentSim phenomena}</text:p>
      <text:p text:style-name="Standard">\end{table}</text:p>
      <text:p text:style-name="Standard"><text:soft-page-break/></text:p>
      <text:p text:style-name="Standard">These correlations suggest the mathematical principles underlying the IIN framework may have broader application across scientific domains.</text:p>
      <text:p text:style-name="Standard"/>
      <text:p text:style-name="Standard">\section{Discussion}</text:p>
      <text:p text:style-name="Standard"/>
      <text:p text:style-name="Standard">\subsection{Empirical Validation of Core Principles}</text:p>
      <text:p text:style-name="Standard"/>
      <text:p text:style-name="Standard">The results presented provide empirical validation for the core principles of the Information-Intent Nexus framework:</text:p>
      <text:p text:style-name="Standard"/>
      <text:p text:style-name="Standard">\textbf{Field Primacy:} The data confirms that intent functions as a measurable field property that drives emergent organization. Field metrics (Coherence Index, entropy) reliably predict system evolution and phase transitions.</text:p>
      <text:p text:style-name="Standard"/>
      <text:p text:style-name="Standard">\textbf{Non-Equilibrium Dynamics:} The observed pulsing, forgetting, and self-repair cycles demonstrate non-equilibrium dynamics consistent with theoretical predictions. The system shows no tendency toward static equilibrium but maintains dynamic stability through continuous adaptation.</text:p>
      <text:p text:style-name="Standard"/>
      <text:p text:style-name="Standard">\textbf{Structural Emergence:} The empirical relationship between entropy and complexity validates the ``creative tension zone'' hypothesis, demonstrating that maximal structure emerges at specific entropy values where order and chaos achieve optimal balance.</text:p>
      <text:p text:style-name="Standard"/>
      <text:p text:style-name="Standard">\subsection{Mathematical Predictions and Observations}</text:p>
      <text:p text:style-name="Standard"/>
      <text:p text:style-name="Standard">The mathematical models proposed in the IIN framework show strong predictive power:</text:p>
      <text:p text:style-name="Standard"/>
      <text:p text:style-name="Standard">\begin{enumerate}</text:p>
      <text:p text:style-name="Standard"><text:s text:c="4"/>\item The Intent Flux Equation accurately predicts field evolution patterns</text:p>
      <text:p text:style-name="Standard"><text:soft-page-break/><text:s text:c="4"/>\item The $\mathbb{I}$-number system provides a consistent framework for quantifying intent</text:p>
      <text:p text:style-name="Standard"><text:s text:c="4"/>\item The Emotional Synchrony Curve correlates with observed agent relationships</text:p>
      <text:p text:style-name="Standard">\end{enumerate}</text:p>
      <text:p text:style-name="Standard"/>
      <text:p text:style-name="Standard">These mathematical relationships are not merely descriptive but demonstrate predictive power across multiple simulation conditions.</text:p>
      <text:p text:style-name="Standard"/>
      <text:p text:style-name="Standard">\subsection{Implications for Understanding Complex Systems}</text:p>
      <text:p text:style-name="Standard"/>
      <text:p text:style-name="Standard">The findings have significant implications for understanding complex systems:</text:p>
      <text:p text:style-name="Standard"/>
      <text:p text:style-name="Standard">\begin{enumerate}</text:p>
      <text:p text:style-name="Standard"><text:s text:c="4"/>\item \textbf{Alternative to Random Emergence:} The results challenge the assumption that complexity must arise from purely random processes, demonstrating that intent-driven field dynamics can produce organized complexity without violating physical principles.</text:p>
      <text:p text:style-name="Standard"><text:s text:c="4"/></text:p>
      <text:p text:style-name="Standard"><text:s text:c="4"/>\item \textbf{Quantifiable Intent:} By formalizing intent as a measurable field property, the framework bridges subjective and objective approaches to complexity.</text:p>
      <text:p text:style-name="Standard"><text:s text:c="4"/></text:p>
      <text:p text:style-name="Standard"><text:s text:c="4"/>\item \textbf{Cross-Domain Application:} The mathematical principles demonstrated may have applications in diverse fields including neural networks, ecosystem dynamics, and social systems.</text:p>
      <text:p text:style-name="Standard">\end{enumerate}</text:p>
      <text:p text:style-name="Standard"/>
      <text:p text:style-name="Standard">\subsection{Limitations and Future Research}</text:p>
      <text:p text:style-name="Standard"/>
      <text:p text:style-name="Standard">Several limitations of the current study should be acknowledged:</text:p>
      <text:p text:style-name="Standard"><text:soft-page-break/></text:p>
      <text:p text:style-name="Standard">\begin{enumerate}</text:p>
      <text:p text:style-name="Standard"><text:s text:c="4"/>\item \textbf{Simulation Constraints:} While the simulation environment provides a controlled testing ground, real-world applications will require additional validation.</text:p>
      <text:p text:style-name="Standard"><text:s text:c="4"/></text:p>
      <text:p text:style-name="Standard"><text:s text:c="4"/>\item \textbf{Scale Limitations:} Current simulations are limited to relatively small agent populations (82-150). Future research should test scalability to larger systems.</text:p>
      <text:p text:style-name="Standard"><text:s text:c="4"/></text:p>
      <text:p text:style-name="Standard"><text:s text:c="4"/>\item \textbf{Parameter Sensitivity:} The sensitivity of results to initial parameters requires further exploration.</text:p>
      <text:p text:style-name="Standard">\end{enumerate}</text:p>
      <text:p text:style-name="Standard"/>
      <text:p text:style-name="Standard">Future research directions include:</text:p>
      <text:p text:style-name="Standard"/>
      <text:p text:style-name="Standard">\begin{enumerate}</text:p>
      <text:p text:style-name="Standard"><text:s text:c="4"/>\item Extending the mathematical formalism to additional domains</text:p>
      <text:p text:style-name="Standard"><text:s text:c="4"/>\item Testing predictions in biological and social systems</text:p>
      <text:p text:style-name="Standard"><text:s text:c="4"/>\item Developing practical applications in AI, complex systems management, and emergence engineering</text:p>
      <text:p text:style-name="Standard">\end{enumerate}</text:p>
      <text:p text:style-name="Standard"/>
      <text:p text:style-name="Standard">\section{Conclusion}</text:p>
      <text:p text:style-name="Standard"/>
      <text:p text:style-name="Standard">This paper presents empirical validation of the Information-Intent Nexus framework through rigorous simulation testing and mathematical analysis. The results confirm that intent—quantified as a field property of information systems—provides a measurable mechanism for explaining emergent complexity.</text:p>
      <text:p text:style-name="Standard"/>
      <text:p text:style-name="Standard"><text:soft-page-break/>Key empirical findings include:</text:p>
      <text:p text:style-name="Standard"/>
      <text:p text:style-name="Standard">\begin{enumerate}</text:p>
      <text:p text:style-name="Standard"><text:s text:c="4"/>\item The validation of a specific ``creative tension zone'' (entropy 0.21-0.30) where maximal structure emerges</text:p>
      <text:p text:style-name="Standard"><text:s text:c="4"/>\item Confirmation of the precise module activation sequence during phase transitions</text:p>
      <text:p text:style-name="Standard"><text:s text:c="4"/>\item Documentation of the evolution from chaotic to organized states through measurable metrics</text:p>
      <text:p text:style-name="Standard"><text:s text:c="4"/>\item Statistical correlation between intent-based field properties and system outcomes</text:p>
      <text:p text:style-name="Standard">\end{enumerate}</text:p>
      <text:p text:style-name="Standard"/>
      <text:p text:style-name="Standard">The mathematical formalisms introduced—including the $\mathbb{I}$-number system, Intent Flux Equation, and Emotional Synchrony Curve—provide a coherent framework for understanding and predicting emergence in complex systems. These findings offer a new approach to modeling complex systems that bridges information theory, field dynamics, and emergence studies.</text:p>
      <text:p text:style-name="Standard"/>
      <text:p text:style-name="Standard">\bibliographystyle{plainnat}</text:p>
      <text:p text:style-name="Standard">\begin{thebibliography}{10}</text:p>
      <text:p text:style-name="Standard"/>
      <text:p text:style-name="Standard">\bibitem{mezquia2025a}</text:p>
      <text:p text:style-name="Standard">Mezquia, M. (2025).</text:p>
      <text:p text:style-name="Standard">\newblock The Intent Flux System: A Generative Framework for Living Equations.</text:p>
      <text:p text:style-name="Standard">\newblock {\em Journal of Complex Systems}, 32(4):215--243.</text:p>
      <text:p text:style-name="Standard"/>
      <text:p text:style-name="Standard">\bibitem{mezquia2025b}</text:p>
      <text:p text:style-name="Standard">Mezquia, M. (2025).</text:p>
      <text:p text:style-name="Standard"><text:soft-page-break/>\newblock Field Coherence and Emergent Complexity: Evidence from IntentSim Trials.</text:p>
      <text:p text:style-name="Standard">\newblock {\em Proceedings of the International Conference on Emergence and Complexity}, pages 112--128.</text:p>
      <text:p text:style-name="Standard"/>
      <text:p text:style-name="Standard">\bibitem{mezquia2025c}</text:p>
      <text:p text:style-name="Standard">Mezquia, M. \&amp; IntentSim Research Team. (2025).</text:p>
      <text:p text:style-name="Standard">\newblock Harmonic Bloom Cascade Experiment: Results Analysis.</text:p>
      <text:p text:style-name="Standard">\newblock {\em Complex Systems Dynamics}, 18(2):78--96.</text:p>
      <text:p text:style-name="Standard"/>
      <text:p text:style-name="Standard">\bibitem{mezquia2025d}</text:p>
      <text:p text:style-name="Standard">Mezquia, M. (2025).</text:p>
      <text:p text:style-name="Standard">\newblock The Origin Equations of the Intentuitive Field.</text:p>
      <text:p text:style-name="Standard">\newblock {\em Journal of Information Theory}, 28(3):301--327.</text:p>
      <text:p text:style-name="Standard"/>
      <text:p text:style-name="Standard">\bibitem{bak1987}</text:p>
      <text:p text:style-name="Standard">Bak, P., Tang, C., \&amp; Wiesenfeld, K. (1987).</text:p>
      <text:p text:style-name="Standard">\newblock Self-organized criticality: An explanation of the 1/f noise.</text:p>
      <text:p text:style-name="Standard">\newblock {\em Physical Review Letters}, 59(4):381--384.</text:p>
      <text:p text:style-name="Standard"/>
      <text:p text:style-name="Standard">\bibitem{tononi1994}</text:p>
      <text:p text:style-name="Standard">Tononi, G., Sporns, O., \&amp; Edelman, G.M. (1994).</text:p>
      <text:p text:style-name="Standard">\newblock A measure for brain complexity: Relating functional segregation and integration in the nervous system.</text:p>
      <text:p text:style-name="Standard"><text:soft-page-break/>\newblock {\em Proceedings of the National Academy of Sciences}, 91(11):5033--5037.</text:p>
      <text:p text:style-name="Standard"/>
      <text:p text:style-name="Standard">\bibitem{kauffman1993}</text:p>
      <text:p text:style-name="Standard">Kauffman, S.A. (1993).</text:p>
      <text:p text:style-name="Standard">\newblock {\em The Origins of Order: Self-Organization and Selection in Evolution}.</text:p>
      <text:p text:style-name="Standard">\newblock Oxford University Press.</text:p>
      <text:p text:style-name="Standard"/>
      <text:p text:style-name="Standard">\bibitem{prigogine1984}</text:p>
      <text:p text:style-name="Standard">Prigogine, I., \&amp; Stengers, I. (1984).</text:p>
      <text:p text:style-name="Standard">\newblock {\em Order Out of Chaos: Man's New Dialogue with Nature}.</text:p>
      <text:p text:style-name="Standard">\newblock Bantam Books.</text:p>
      <text:p text:style-name="Standard"/>
      <text:p text:style-name="Standard">\bibitem{holland1992}</text:p>
      <text:p text:style-name="Standard">Holland, J.H. (1992).</text:p>
      <text:p text:style-name="Standard">\newblock {\em Adaptation in Natural and Artificial Systems}.</text:p>
      <text:p text:style-name="Standard">\newblock MIT Press.</text:p>
      <text:p text:style-name="Standard"/>
      <text:p text:style-name="Standard">\bibitem{wolfram2002}</text:p>
      <text:p text:style-name="Standard">Wolfram, S. (2002).</text:p>
      <text:p text:style-name="Standard">\newblock {\em A New Kind of Science}.</text:p>
      <text:p text:style-name="Standard">\newblock Wolfram Media.</text:p>
      <text:p text:style-name="Standard"><text:soft-page-break/></text:p>
      <text:p text:style-name="Standard">\end{thebibliography}</text:p>
      <text:p text:style-name="Standard"/>
      <text:p text:style-name="Standard">\end{docu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font-size="22pt" style:font-size-asian="22pt" style:font-size-complex="22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8pt" style:font-size-asian="18pt"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ize="15pt" style:font-size-asian="15pt"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keep-together="always" fo:keep-with-next="always"/>
      <style:text-properties fo:font-size="22pt" style:font-size-asian="22pt" style:font-size-complex="22pt"/>
    </style:style>
    <style:style style:name="Subtitle" style:family="paragraph" style:parent-style-name="normal" style:next-style-name="Standard" style:default-outline-level="" style:class="chapter">
      <style:paragraph-properties fo:keep-together="always" fo:keep-with-next="always"/>
      <style:text-properties fo:font-size="26pt" style:font-size-asian="26pt" style:font-size-complex="2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8" meta:paragraph-count="264" meta:word-count="1900" meta:character-count="16330" meta:non-whitespace-character-count="14474"/>
    <meta:generator>LibreOfficeDev/6.0.5.2$Linux_X86_64 LibreOffice_project/</meta:generator>
  </office:meta>
</office:document-meta>
</file>